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3.9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03cm" fo:min-width="3.94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48cm" fo:min-width="1.447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183cm" fo:min-width="3.7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696cm" fo:min-width="0.03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423cm" fo:min-width="0.72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16cm" fo:min-width="0cm" fo:padding-top="0.142cm" fo:padding-bottom="0.142cm" fo:padding-left="0.267cm" fo:padding-right="0.267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background-color="#ffffff"/>
    </style:style>
    <style:style style:name="P7" style:family="paragraph">
      <loext:graphic-properties draw:fill="none" draw:fill-color="#ffffff"/>
      <style:text-properties fo:background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4cm" svg:height="1.27cm" svg:x="8.621cm" svg:y="13.06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445cm" svg:height="0.953cm" svg:x="8.62cm" svg:y="14.334cm"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1cm" svg:height="1.27cm" svg:x="9.467cm" svg:y="16.875cm">
          <text:p text:style-name="P1">D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444cm" svg:height="1.587cm" svg:x="8.62cm" svg:y="9.255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059cm" svg:height="2.223cm" svg:x="10.313cm" svg:y="10.84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2.222cm" svg:height="1.707cm" svg:x="11.16cm" svg:y="11.04cm">
          <draw:text-box>
            <text:p>write</text:p>
          </draw:text-box>
        </draw:frame>
        <draw:frame draw:style-name="gr7" draw:text-style-name="P3" draw:layer="layout" svg:width="4.308cm" svg:height="0.962cm" svg:x="6.217cm" svg:y="15.595cm">
          <draw:text-box>
            <text:p>IO operations</text:p>
          </draw:text-box>
        </draw:frame>
        <draw:connector draw:style-name="gr8" draw:text-style-name="P4" draw:layer="layout" draw:type="curve" draw:line-skew="2.284cm 0.56cm" svg:x1="10.842cm" svg:y1="15.287cm" svg:x2="13.065cm" svg:y2="14.81cm" draw:start-shape="id1" draw:start-glue-point="0" draw:end-shape="id2" draw:end-glue-point="1" svg:d="M10842 15287c0 1218 1650 1016 2610 592s1228-1069-387-1069" svg:viewBox="0 0 3383 1398">
          <text:p/>
        </draw:connector>
        <draw:custom-shape draw:style-name="gr9" draw:text-style-name="P5" xml:id="id1" draw:id="id1" draw:layer="layout" svg:width="0.635cm" svg:height="1.588cm" svg:x="10.525cm" svg:y="15.287cm">
          <text:p/>
          <draw:enhanced-geometry svg:viewBox="0 0 21600 21600" draw:text-areas="?f0 ?f8 ?f2 ?f9" draw:type="up-down-arrow" draw:modifiers="6338.94571203777 6946.9045120671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7" draw:layer="layout" svg:width="2.962cm" svg:height="0.725cm" svg:x="11.69cm" svg:y="15.515cm">
          <draw:text-box>
            <text:p text:style-name="P6"><text:span text:style-name="T2">Internal sta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8:15:00.665573325</meta:creation-date>
    <dc:date>2022-03-07T18:23:17.664971854</dc:date>
    <meta:editing-duration>PT8M17S</meta:editing-duration>
    <meta:editing-cycles>1</meta:editing-cycles>
    <meta:document-statistic meta:object-count="10"/>
    <meta:generator>LibreOffice/7.2.5.2$Linux_X86_64 LibreOffice_project/20$Build-2</meta:generator>
  </office:meta>
</office:document-meta>
</file>